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Preformatted_20_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style:font-name="Liberation Serif" fo:font-size="12pt" style:font-size-asian="12pt" style:font-size-complex="12pt"/>
    </style:style>
    <style:style style:name="P5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.5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>
      <style:text-properties officeooo:paragraph-rsid="001720ac"/>
    </style:style>
    <style:style style:name="P10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font-variant="normal" fo:text-transform="none" fo:color="#222222" style:font-name="Arial" fo:font-size="12pt" fo:letter-spacing="normal" fo:font-style="italic" fo:font-weight="normal" officeooo:paragraph-rsid="001a8fa8" style:font-size-asian="12pt" style:font-style-asian="italic" style:font-size-complex="12pt" style:font-style-complex="italic"/>
    </style:style>
    <style:style style:name="P11" style:family="paragraph" style:parent-style-name="Preformatted_20_Text" style:list-style-name="L1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12" style:family="paragraph" style:parent-style-name="Preformatted_20_Text" style:list-style-name="L1">
      <style:text-properties style:font-name="Liberation Serif" fo:font-size="12pt" fo:font-style="italic" officeooo:rsid="001a35d4" officeooo:paragraph-rsid="001a35d4" style:font-size-asian="12pt" style:font-style-asian="italic" style:font-size-complex="12pt" style:font-style-complex="italic"/>
    </style:style>
    <style:style style:name="P13" style:family="paragraph" style:parent-style-name="Preformatted_20_Text" style:list-style-name="L1">
      <style:text-properties style:font-name="Liberation Serif" fo:font-size="12pt" fo:font-style="italic" style:font-style-asian="italic" style:font-style-complex="italic"/>
    </style:style>
    <style:style style:name="P14" style:family="paragraph" style:parent-style-name="Preformatted_20_Text">
      <style:text-properties fo:font-style="italic" style:font-style-asian="italic" style:font-style-complex="italic"/>
    </style:style>
    <style:style style:name="P15" style:family="paragraph" style:parent-style-name="Preformatted_20_Text" style:list-style-name="L2">
      <style:text-properties fo:font-style="italic" officeooo:paragraph-rsid="001a8fa8" style:font-style-asian="italic" style:font-style-complex="italic"/>
    </style:style>
    <style:style style:name="P16" style:family="paragraph" style:parent-style-name="Preformatted_20_Text">
      <style:text-properties fo:font-variant="normal" fo:text-transform="none" fo:color="#222222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P17" style:family="paragraph" style:parent-style-name="Preformatted_20_Text" style:list-style-name="L2">
      <style:text-properties fo:font-variant="normal" fo:text-transform="none" fo:color="#222222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222222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P19" style:family="paragraph" style:parent-style-name="Preformatted_20_Text">
      <style:text-properties fo:font-variant="normal" fo:text-transform="none" fo:color="#222222" style:font-name="Arial" fo:font-size="12pt" fo:letter-spacing="normal" fo:font-style="italic" fo:font-weight="normal" officeooo:paragraph-rsid="001a8fa8" style:font-size-asian="12pt" style:font-style-asian="italic" style:font-size-complex="12pt" style:font-style-complex="italic"/>
    </style:style>
    <style:style style:name="P20" style:family="paragraph" style:parent-style-name="Preformatted_20_Text" style:list-style-name="L2">
      <style:text-properties fo:font-variant="normal" fo:text-transform="none" fo:color="#222222" fo:letter-spacing="normal" fo:font-style="italic" officeooo:paragraph-rsid="001a8fa8" style:font-style-asian="italic" style:font-style-complex="italic"/>
    </style:style>
    <style:style style:name="P21" style:family="paragraph" style:parent-style-name="Preformatted_20_Text">
      <style:paragraph-properties fo:margin-left="0.5in" fo:margin-right="0in" fo:text-indent="0in" style:auto-text-indent="false">
        <style:tab-stops/>
      </style:paragraph-properties>
      <style:text-properties style:font-name="Liberation Serif" fo:font-size="12pt" officeooo:rsid="0017f852" officeooo:paragraph-rsid="0017f852" style:font-size-asian="12pt" style:font-size-complex="12pt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92ee5" style:font-size-asian="12pt" style:font-size-complex="12pt"/>
    </style:style>
    <style:style style:name="T4" style:family="text">
      <style:text-properties style:font-style-complex="italic"/>
    </style:style>
    <style:style style:name="T5" style:family="text">
      <style:text-properties officeooo:rsid="001a35d4" style:font-style-complex="italic"/>
    </style:style>
    <style:style style:name="T6" style:family="text">
      <style:text-properties officeooo:rsid="001720ac"/>
    </style:style>
    <style:style style:name="T7" style:family="text">
      <style:text-properties officeooo:rsid="0017f852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222222" style:font-name="Arial" fo:font-size="12pt" fo:letter-spacing="normal" fo:font-weight="normal"/>
    </style:style>
    <style:style style:name="T11" style:family="text">
      <style:text-properties fo:font-variant="normal" fo:text-transform="none" fo:color="#222222" style:font-name="Arial" fo:letter-spacing="normal" fo:font-weight="normal"/>
    </style:style>
    <style:style style:name="T12" style:family="text">
      <style:text-properties fo:font-variant="normal" fo:text-transform="none" fo:color="#222222" style:font-name="Arial" fo:letter-spacing="normal" fo:font-weight="normal" officeooo:rsid="0017f852"/>
    </style:style>
    <style:style style:name="T13" style:family="text">
      <style:text-properties fo:font-style="normal" officeooo:rsid="001a8fa8" style:font-style-asian="normal" style:font-style-complex="normal"/>
    </style:style>
    <style:style style:name="T14" style:family="text">
      <style:text-properties fo:font-style="normal" officeooo:rsid="001a8fa8" style:font-style-asian="normal"/>
    </style:style>
    <style:style style:name="T15" style:family="text">
      <style:text-properties fo:font-style="normal" officeooo:rsid="001a35d4" style:font-style-asian="normal"/>
    </style:style>
    <style:style style:name="T16" style:family="text">
      <style:text-properties style:font-name="Arial" fo:font-size="12pt" fo:font-weight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ar Editor,</text:p>
      <text:p text:style-name="Standard"/>
      <text:p text:style-name="P9">We are submitting for your consideration a revised version of the manuscript originally entitled “Traveling waves in quasi one-dimensional neuronal minicolumns,” by Vincent Baker and Luis Cruz, with manuscript ID NEURCOMP-D-21-00017. </text:p>
      <text:p text:style-name="Standard"/>
      <text:p text:style-name="Standard">We wish to thank the reviewers for their comments and criticisms <text:span text:style-name="T6">of our previous revision</text:span>. <text:span text:style-name="T6">T</text:span>he reviewers recommended <text:span text:style-name="T6">several</text:span> changes in the manuscript that we have now addressed and explain in detail below.</text:p>
      <text:p text:style-name="Standard"/>
      <text:p text:style-name="Standard">To summarize, reviewers requested <text:span text:style-name="T7">two major changes</text:span>. <text:span text:style-name="T7">We have further emphasized that we do not find traveling waves in a purely one-dimensional version of our model due to the variation in neuron type, neuron parameters and connection strengths that are not found in previous work in purely one-dimensional systems. We have also addressed a question about our observed traveling wave speeds compared to previous work, and have rewritten the speed observed in previous work as “50 mm/s” instead of “5 cm/s”, to make it clear that our observed speeds from 2-16 mm/s are of the same order of magnitude as previous work.</text:span></text:p>
      <text:p text:style-name="Standard"/>
      <text:p text:style-name="Standard">Also following <text:span text:style-name="T7">reviewers</text:span> recommendations we <text:span text:style-name="T7">fixed several typos, changed some notation and modified our description of one reference. </text:span></text:p>
      <text:p text:style-name="Standard"/>
      <text:p text:style-name="Standard">For clarity, the copy of the submitted manuscript has our changes and additions marked with <text:span text:style-name="Default_20_Paragraph_20_Font"><text:span text:style-name="T1">red</text:span></text:span> text, but a clean copy can be provided upon request.</text:p>
      <text:p text:style-name="Standard"/>
      <text:p text:style-name="Standard">Detailed responses to the reviewer’s comments follow below.</text:p>
      <text:p text:style-name="Standard"/>
      <text:p text:style-name="Standard"/>
      <text:p text:style-name="P1">Reviewer #1</text:p>
      <text:p text:style-name="Standard"/>
      <text:p text:style-name="Standard">MAJOR</text:p>
      <text:p text:style-name="Standard"/>
      <text:list xml:id="list3345710233260661308" text:style-name="L1">
        <text:list-item>
          <text:p text:style-name="P11"><text:span text:style-name="T12">P</text:span><text:span text:style-name="T11">age 22, "We also tested the 1x1 topology but found that it did not support traveling waves (data not shown)": Isn't this in contrast to previous results (cited in the manuscript), which have found traveling waves in purely one-dimensional networks? Why is it the case that these dynamics are not found in this one-dimensional model?</text:span>.</text:p>
        </text:list-item>
      </text:list>
      <text:p text:style-name="P3"/>
      <text:p text:style-name="P21">The manuscript states in the first paragraph of the Discussion page 31: “Our model considers a wide variety of neuronal types using local connectivity and distance-dependent time delays.</text:p>
      <text:p text:style-name="P21">Because of the substantial randomness in neuronal types and connections between neurons, we did not observe traveling waves in the purely one-dimensional ($X=1,Y=1$) version of our model, in contrast to previous work that considered traveling waves in homogeneous neuronal populations in strictly one-dimensional systems.” </text:p>
      <text:p text:style-name="P21">We have now added this finding to the Introduction page 5 to highlight that it is an important difference between our model and previous work in purely one-dimensional systems.</text:p>
      <text:p text:style-name="P3"/>
      <text:list xml:id="list125730745126607" text:continue-numbering="true" text:style-name="L1">
        <text:list-item>
          <text:p text:style-name="P13"><text:span text:style-name="T12">P</text:span><text:span text:style-name="T11">age 24, "By assuming that our unit grid is about 20 μm (Cruz et al., 2005) then our wave propagation speeds are in the range of 2 − 16 mm/s. This is generally slower than other computational results, but of the same order of magnitude as the experimental velocity of 5 cm/s reported in (Golomb &amp; Amitai, 1997)": This comparison </text:span><text:soft-page-break/><text:span text:style-name="T11">seems in error: how can the wave propagation speeds of 2-16 mm/s observed in this work be of the same order of magnitude as the experimentally observed speeds of 5 cm/s?</text:span></text:p>
        </text:list-item>
      </text:list>
      <text:p text:style-name="P3"/>
      <text:p text:style-name="P6"><text:span text:style-name="Default_20_Paragraph_20_Font"><text:span text:style-name="T2">We </text:span></text:span><text:span text:style-name="Default_20_Paragraph_20_Font"><text:span text:style-name="T3">have now restated the result from Golomb and Amitai 1997 as “50 mm/s” instead of “5 cm/s” to facilitate the comparison with our results of 2-16 mm/s. Both the upper end and midpoint of our range are within one order of magnitude (10x) of the previous result of 50 mm/s.</text:span></text:span></text:p>
      <text:p text:style-name="Standard"/>
      <text:p text:style-name="P14"/>
      <text:p text:style-name="P3"/>
      <text:p text:style-name="P4">MINOR</text:p>
      <text:p text:style-name="P3"/>
      <text:list xml:id="list125730941536375" text:continue-numbering="true" text:style-name="L1">
        <text:list-item>
          <text:p text:style-name="P12">Typos on page 4 (“Hodgkins-Huxley”) and page 16 (“neurons,”).</text:p>
        </text:list-item>
      </text:list>
      <text:p text:style-name="P3"/>
      <text:p text:style-name="P7"><text:span text:style-name="Default_20_Paragraph_20_Font"><text:span text:style-name="T4">We thank the reviewer for noticing th</text:span></text:span><text:span text:style-name="Default_20_Paragraph_20_Font"><text:span text:style-name="T5">ese problems, and have corrected them.</text:span></text:span></text:p>
      <text:p text:style-name="P2"/>
      <text:p text:style-name="P3"/>
      <text:p text:style-name="P3"/>
      <text:p text:style-name="P4"/>
      <text:p text:style-name="P5">Reviewer #2</text:p>
      <text:p text:style-name="P3"/>
      <text:p text:style-name="P3"/>
      <text:list xml:id="list3494403033813570231" text:style-name="L2">
        <text:list-item>
          <text:p text:style-name="P17">However, my previous rather minor point 8 should be addressed again: there is still no explanation which neuron's activity is shown at a certain y-value in Figs. 2, 3, 13, 14, 16, 17 and the y-labels of these figures are still inconsistent. Are the spikes of all neurons with the same z-position shown?</text:p>
        </text:list-item>
      </text:list>
      <text:p text:style-name="P16"/>
      <text:p text:style-name="P10"><text:span text:style-name="Default_20_Paragraph_20_Font"><text:span text:style-name="T13">We have added clarification to the Methods page 10 to explicitly state that there are multiple neurons at each Z position that will contribute to that coordinate in the spike raster plots. </text:span></text:span></text:p>
      <text:p text:style-name="P10"><text:span text:style-name="Default_20_Paragraph_20_Font"><text:span text:style-name="T13"/></text:span></text:p>
      <text:list xml:id="list125730925932552" text:continue-numbering="true" text:style-name="L2">
        <text:list-item>
          <text:p text:style-name="P20"><text:span text:style-name="T16">In addition, the manuscript should be carefully checked for typos (e.g., "Hodgkin-Huxley" on p. 4 and "100 neurons" on p. 5).</text:span></text:p>
        </text:list-item>
      </text:list>
      <text:p text:style-name="P19"/>
      <text:p text:style-name="P10"><text:span text:style-name="Default_20_Paragraph_20_Font"><text:span text:style-name="T14">We thank the reviewer for noticing th</text:span></text:span><text:span text:style-name="Default_20_Paragraph_20_Font"><text:span text:style-name="T15">ese problems, and have corrected them.</text:span></text:span><text:span text:style-name="Default_20_Paragraph_20_Font"><text:span text:style-name="T13"> </text:span></text:span></text:p>
      <text:p text:style-name="P10"><text:span text:style-name="Default_20_Paragraph_20_Font"><text:span text:style-name="T13"/></text:span></text:p>
      <text:list xml:id="list125729459343460" text:continue-numbering="true" text:style-name="L2">
        <text:list-item>
          <text:p text:style-name="P20"><text:span text:style-name="T16">On p. 4, I also find it confusing that Senk et al. (2020) is mentioned as one of the models simulating firing rate neurons while later on their simulations of integrate-and-fire neurons are emphasized; I would suggest to write directly that they show waves in simulations of both kinds of models.</text:span></text:p>
        </text:list-item>
      </text:list>
      <text:p text:style-name="P19"/>
      <text:p text:style-name="P10"><text:span text:style-name="Default_20_Paragraph_20_Font"><text:span text:style-name="T13">We thank the reviewer for this suggestion, and we now explicitly state (Introduction page 4) that Senk et al. (2020) demonstrated waves in both rate neuron and integrate-and-fire models. </text:span></text:span></text:p>
      <text:p text:style-name="P10"><text:span text:style-name="Default_20_Paragraph_20_Font"><text:span text:style-name="T13"/></text:span></text:p>
      <text:list xml:id="list125731026597296" text:continue-numbering="true" text:style-name="L2">
        <text:list-item>
          <text:p text:style-name="P15"><text:span text:style-name="T10">Finally, I would suggest to write "XxYxZ" instead of "X/Y/Z" to be consistent with the concrete SCE dimensions.</text:span></text:p>
        </text:list-item>
      </text:list>
      <text:p text:style-name="P19"/>
      <text:p text:style-name="P10"><text:soft-page-break/><text:span text:style-name="Default_20_Paragraph_20_Font"><text:span text:style-name="T13">We thank the reviewer for this suggestion, and we have made this change in notation (pages 7, 22, 23).</text:span></text:span></text:p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34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1-05-14T09:31:00Z</meta:creation-date>
    <dc:date>2021-06-19T12:56:56.614765281</dc:date>
    <meta:editing-cycles>83</meta:editing-cycles>
    <meta:editing-duration>PT14H27M17S</meta:editing-duration>
    <meta:document-statistic meta:table-count="0" meta:image-count="0" meta:object-count="0" meta:page-count="3" meta:paragraph-count="28" meta:word-count="787" meta:character-count="4769" meta:non-whitespace-character-count="4009"/>
    <meta:template xlink:type="simple" xlink:actuate="onRequest" xlink:title="" xlink:href="Normal"/>
  </office:meta>
</office:document-meta>
</file>